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26cm"/>
    </style:style>
    <style:style style:name="co2" style:family="table-column">
      <style:table-column-properties fo:break-before="auto" style:column-width="2.757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2.48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italic" style:font-weight-asian="normal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/>
          <table:table-cell table:number-columns-repeated="12"/>
        </table:table-row>
        <table:table-row table:style-name="ro1">
          <table:table-cell table:style-name="ce2" office:value-type="string" calcext:value-type="string">
            <text:p>#City</text:p>
          </table:table-cell>
          <table:table-cell table:style-name="ce2" office:value-type="string" calcext:value-type="string">
            <text:p>#Cases</text:p>
          </table:table-cell>
          <table:table-cell table:style-name="ce2" office:value-type="string" calcext:value-type="string">
            <text:p>#Recovered</text:p>
          </table:table-cell>
          <table:table-cell table:style-name="ce2" office:value-type="string" calcext:value-type="string">
            <text:p>#Death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drar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hlef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Laghouat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Oum El Bouaghi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Batna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Bejaia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Biskra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Bechar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Blida</text:p>
          </table:table-cell>
          <table:table-cell table:style-name="ce6" office:value-type="float" office:value="1388" calcext:value-type="float">
            <text:p>1388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29" calcext:value-type="float">
            <text:p>129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Bouira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Tamanrasset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Tébessa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Tlemcen</text:p>
          </table:table-cell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Tiaret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Tizi ouzou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lger</text:p>
          </table:table-cell>
          <table:table-cell table:style-name="ce6" office:value-type="float" office:value="1221" calcext:value-type="float">
            <text:p>1221</text:p>
          </table:table-cell>
          <table:table-cell table:style-name="ce6" office:value-type="float" office:value="261" calcext:value-type="float">
            <text:p>261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Djelfa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Jijel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étif</text:p>
          </table:table-cell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3" calcext:value-type="float">
            <text:p>53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Saida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kikda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idi Bel Abbès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nnaba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Guelma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onstantine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Médéa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Mostaganem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M'Sila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Mascara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Ouargla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Oran</text:p>
          </table:table-cell>
          <table:table-cell table:style-name="ce6" office:value-type="float" office:value="684" calcext:value-type="float">
            <text:p>684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El Bayadh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Illizi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Bordj Bou Arreridj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Boumerdès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El Tarf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Tindouf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Tissemsilt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El Oued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Khenchela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ouk Ahras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Tipaza</text:p>
          </table:table-cell>
          <table:table-cell table:style-name="ce6"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Mila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in Defla</text:p>
          </table:table-cell>
          <table:table-cell table:style-name="ce6" office:value-type="float" office:value="413" calcext:value-type="float">
            <text:p>4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Naama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in Témouchent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Ghardaia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Ghelizane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9"/>
        </table:table-row>
        <table:table-row table:style-name="ro4" table:number-rows-repeated="1048525">
          <table:table-cell table:number-columns-repeated="13"/>
        </table:table-row>
        <table:table-row table:style-name="ro4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5">00/00/0000</text:date>, <text:time style:data-style-name="N2" text:time-value="23:07:41.189612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8:23:00.584147219</meta:creation-date>
    <dc:date>2020-06-15T23:37:10.127521854</dc:date>
    <meta:editing-duration>PT3H32M59S</meta:editing-duration>
    <meta:editing-cycles>21</meta:editing-cycles>
    <meta:generator>LibreOffice/4.2.8.2$Linux_X86_64 LibreOffice_project/420m0$Build-2</meta:generator>
    <meta:document-statistic meta:table-count="1" meta:cell-count="196" meta:object-count="0"/>
  </office:meta>
</office:document-meta>
</file>